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22-09-30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22-08-18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22-07-21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22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22-05-10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22-04-14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22-03-16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22-02-23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22-01-04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21-11-16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21-10-29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21-09-13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21-08-23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21-07-23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21-06-25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21-05-24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21-04-13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21-03-18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21-02-16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21-01-21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20-11-30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20-10-26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20-09-15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20-08-26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20-07-31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20-06-18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20-05-20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20-04-29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20-03-27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20-02-18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20-01-21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9-12-11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9-11-21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9-10-21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9-09-1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9-08-20 1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9-07-18 1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9-06-17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9-05-23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9-04-22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9-03-25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9-02-08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9-01-16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8-12-14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8-11-19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8-10-18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8-09-26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8-08-15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8-07-1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8-05-17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8-03-21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8-02-07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8-01-25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7-11-08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7-08-24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7-06-06 1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7-05-30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7-04-20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7-03-20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7-02-16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7-01-10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6-11-29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6-11-14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6-10-12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6-09-19 1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6-08-2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6-07-12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6-06-06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6-05-04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6-04-11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6-03-30 1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6-02-09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5-12-03 1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5-11-10 1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5-10-28 1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5-09-04 1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5-08-04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5-07-14 1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5-06-05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5-05-20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5-04-14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5-03-16 1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5-02-25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5-01-16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4-12-19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4-11-13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4-10-16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4-09-17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4-08-14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4-07-18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4-06-17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4-05-27 14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4-04-25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4-01-30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3-12-18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3-11-27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3-09-27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3-08-22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3-07-25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3-06-28 1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3-05-24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3-03-26 1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3-02-22 1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3-01-24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2-12-07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2-11-09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2-09-13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2-08-28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2-07-25 1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2-06-20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2-05-25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2-04-27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2-02-22 1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1-12-13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1-11-21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1-10-31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1-09-30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1-08-29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1-07-20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1-05-06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1-03-31 12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0-12-16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0-10-05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0-09-22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0-08-30 1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0-07-01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0-05-11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0-02-25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10-01-28 1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09-12-15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09-11-17 1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09-10-28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09-09-15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09-08-20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2009-07-29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1994-07-27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1994-06-30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1994-05-26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1994-04-26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1994-03-24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1994-02-25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1994-01-25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1993-12-22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1993-11-23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1993-10-28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1993-09-29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845065394500</text:p>
          </table:table-cell>
          <table:table-cell office:value-type="string" calcext:value-type="string">
            <text:p>1993-08-31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71" meta:object-count="0"/>
    <meta:user-defined meta:name="AppVersion">3.0</meta:user-defined>
  </office:meta>
</office:document-meta>
</file>